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097cm" fo:min-width="1.836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74cm" fo:min-width="2.675cm"/>
    </style:style>
    <style:style style:name="gr3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239cm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7" style:family="graphic" style:parent-style-name="standard">
      <style:graphic-properties draw:fill-color="#e0c2cd" draw:textarea-horizontal-align="justify" draw:textarea-vertical-align="middle" draw:auto-grow-height="false" fo:min-height="1.356cm" fo:min-width="4.535cm"/>
    </style:style>
    <style:style style:name="gr8" style:family="graphic" style:parent-style-name="standard">
      <style:graphic-properties draw:stroke="none" svg:stroke-color="#000000" draw:fill="none" draw:fill-color="#ffffff" fo:min-height="0.262cm"/>
    </style:style>
    <style:style style:name="gr9" style:family="graphic" style:parent-style-name="standard">
      <style:graphic-properties draw:fill-color="#e0c2cd" draw:textarea-horizontal-align="justify" draw:textarea-vertical-align="middle" draw:auto-grow-height="false" fo:min-height="1.356cm" fo:min-width="5.043cm"/>
    </style:style>
    <style:style style:name="gr10" style:family="graphic" style:parent-style-name="objectwithoutfill">
      <style:graphic-properties draw:stroke="dash" draw:stroke-dash="Ultrafine_20_Dashed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097cm" fo:min-width="2.105cm"/>
    </style:style>
    <style:style style:name="gr13" style:family="graphic" style:parent-style-name="standard">
      <style:graphic-properties svg:stroke-color="#000000" draw:fill-color="#e0c2cd" draw:textarea-horizontal-align="justify" draw:textarea-vertical-align="middle" draw:auto-grow-height="false" fo:min-height="1.097cm" fo:min-width="2.105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cm" fo:min-width="0.009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0000"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-color="#e0c2cd"/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fo:text-align="center"/>
      <style:text-properties fo:color="#000000"/>
    </style:style>
    <style:style style:name="P7" style:family="paragraph">
      <loext:graphic-properties draw:fill-color="#e0c2cd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0000"/>
      <style:paragraph-properties fo:text-align="center"/>
    </style:style>
    <style:style style:name="T1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1.905cm" svg:x="4.175cm" svg:y="11.287cm">
          <text:p text:style-name="P1"><text:span text:style-name="T1">cardhol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524cm" svg:x="12.176cm" svg:y="11.541cm">
          <text:p text:style-name="P1"><text:span text:style-name="T1">merchan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58cm" svg:y1="11.668cm" svg:x2="11.541cm" svg:y2="11.668cm">
          <text:p/>
        </draw:line>
        <draw:frame draw:style-name="gr4" draw:text-style-name="P4" draw:layer="layout" svg:width="2.921cm" svg:height="0.489cm" svg:x="8.239cm" svg:y="11.052cm">
          <draw:text-box>
            <text:p><text:span text:style-name="T2">payment</text:span></text:p>
          </draw:text-box>
        </draw:frame>
        <draw:line draw:style-name="gr5" draw:text-style-name="P3" draw:layer="layout" svg:x1="11.541cm" svg:y1="12.811cm" svg:x2="7.731cm" svg:y2="12.811cm">
          <text:p/>
        </draw:line>
        <draw:frame draw:style-name="gr4" draw:text-style-name="P4" draw:layer="layout" svg:width="2.921cm" svg:height="0.489cm" svg:x="8.24cm" svg:y="12.953cm">
          <draw:text-box>
            <text:p><text:span text:style-name="T2">Product / service</text:span></text:p>
          </draw:text-box>
        </draw:frame>
        <draw:custom-shape draw:style-name="gr1" draw:text-style-name="P2" draw:layer="layout" svg:width="3.302cm" svg:height="1.905cm" svg:x="8.112cm" svg:y="16.24cm">
          <text:p text:style-name="P1"><text:span text:style-name="T1">Franchisee/</text:span></text:p>
          <text:p text:style-name="P1"><text:span text:style-name="T1">Issuer/Acqui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938cm" svg:y1="13.446cm" svg:x2="11.033cm" svg:y2="15.986cm">
          <text:p/>
        </draw:line>
        <draw:frame draw:style-name="gr4" draw:text-style-name="P4" draw:layer="layout" svg:width="1.878cm" svg:height="0.489cm" draw:transform="rotate (0.85241880667403) translate (10.905cm 14.991cm)">
          <draw:text-box>
            <text:p><text:span text:style-name="T2">Service fee</text:span></text:p>
          </draw:text-box>
        </draw:frame>
        <draw:line draw:style-name="gr5" draw:text-style-name="P3" draw:layer="layout" svg:x1="7.858cm" svg:y1="16.621cm" svg:x2="5.953cm" svg:y2="13.7cm">
          <text:p/>
        </draw:line>
        <draw:frame draw:style-name="gr4" draw:text-style-name="P4" draw:layer="layout" svg:width="2.921cm" svg:height="0.489cm" draw:transform="rotate (-0.974242788463235) translate (6.152cm 14.177cm)">
          <draw:text-box>
            <text:p><text:span text:style-name="T2">invoicing</text:span></text:p>
          </draw:text-box>
        </draw:frame>
        <draw:line draw:style-name="gr6" draw:text-style-name="P3" draw:layer="layout" svg:x1="6.715cm" svg:y1="13.319cm" svg:x2="8.62cm" svg:y2="16.367cm">
          <text:p/>
        </draw:line>
        <draw:frame draw:style-name="gr4" draw:text-style-name="P4" draw:layer="layout" svg:width="2.921cm" svg:height="0.489cm" draw:transform="rotate (-0.997106601664361) translate (7.314cm 13.299cm)">
          <draw:text-box>
            <text:p><text:span text:style-name="T2">payment</text:span></text:p>
          </draw:text-box>
        </draw:frame>
        <draw:line draw:style-name="gr6" draw:text-style-name="P3" draw:layer="layout" svg:x1="11.795cm" svg:y1="16.494cm" svg:x2="13.7cm" svg:y2="13.827cm">
          <text:p/>
        </draw:line>
        <draw:frame draw:style-name="gr4" draw:text-style-name="P4" draw:layer="layout" svg:width="2.921cm" svg:height="0.489cm" draw:transform="rotate (0.995012206561967) translate (12.002cm 16.534cm)">
          <draw:text-box>
            <text:p><text:span text:style-name="T2">Settlements of funds</text:span></text:p>
          </draw:text-box>
        </draw:frame>
        <draw:custom-shape draw:style-name="gr7" draw:text-style-name="P5" draw:layer="layout" svg:width="5.207cm" svg:height="1.778cm" svg:x="7.35cm" svg:y="20.177cm">
          <text:p text:style-name="P1"><text:span text:style-name="T3">Card scheme/franchisor</text:span></text:p>
          <text:p text:style-name="P1"><text:span text:style-name="T3">Setting rules for the interchange.</text:span></text:p>
          <text:p text:style-name="P1"><text:span text:style-name="T3">Rules and regulations between different</text:span></text:p>
          <text:p text:style-name="P1"><text:span text:style-name="T3">franchis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9.89cm" svg:y1="18.272cm" svg:x2="9.89cm" svg:y2="19.923cm">
          <text:p/>
        </draw:line>
        <draw:frame draw:style-name="gr4" draw:text-style-name="P4" draw:layer="layout" svg:width="2.921cm" svg:height="0.489cm" svg:x="9.841cm" svg:y="18.954cm">
          <draw:text-box>
            <text:p><text:span text:style-name="T2">Licence fee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3.302cm" svg:height="1.905cm" svg:x="4.175cm" svg:y="11.287cm">
          <text:p text:style-name="P1"><text:span text:style-name="T1">cardhol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524cm" svg:x="12.176cm" svg:y="11.541cm">
          <text:p text:style-name="P1"><text:span text:style-name="T1">merchan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58cm" svg:y1="11.668cm" svg:x2="11.541cm" svg:y2="11.668cm">
          <text:p/>
        </draw:line>
        <draw:frame draw:style-name="gr4" draw:text-style-name="P4" draw:layer="layout" svg:width="2.921cm" svg:height="0.489cm" svg:x="8.239cm" svg:y="11.052cm">
          <draw:text-box>
            <text:p><text:span text:style-name="T2">payment</text:span></text:p>
          </draw:text-box>
        </draw:frame>
        <draw:line draw:style-name="gr5" draw:text-style-name="P3" draw:layer="layout" svg:x1="11.541cm" svg:y1="12.811cm" svg:x2="7.731cm" svg:y2="12.811cm">
          <text:p/>
        </draw:line>
        <draw:frame draw:style-name="gr4" draw:text-style-name="P4" draw:layer="layout" svg:width="2.921cm" svg:height="0.489cm" svg:x="8.24cm" svg:y="12.953cm">
          <draw:text-box>
            <text:p><text:span text:style-name="T2">Product / service</text:span></text:p>
          </draw:text-box>
        </draw:frame>
        <draw:custom-shape draw:style-name="gr1" draw:text-style-name="P2" xml:id="id1" draw:id="id1" draw:layer="layout" svg:width="3.302cm" svg:height="1.905cm" svg:x="4.302cm" svg:y="16.494cm">
          <text:p text:style-name="P1"><text:span text:style-name="T1">Issu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634cm" svg:y1="13.317cm" svg:x2="13.634cm" svg:y2="15.86cm">
          <text:p/>
        </draw:line>
        <draw:frame draw:style-name="gr8" draw:text-style-name="P4" draw:layer="layout" svg:width="2.071cm" svg:height="0.512cm" draw:transform="rotate (1.5707963267949) translate (13.061cm 15.517cm)">
          <draw:text-box>
            <text:p><text:span text:style-name="T2">Service fee</text:span></text:p>
          </draw:text-box>
        </draw:frame>
        <draw:line draw:style-name="gr5" draw:text-style-name="P3" draw:layer="layout" svg:x1="5.445cm" svg:y1="16.24cm" svg:x2="5.445cm" svg:y2="13.319cm">
          <text:p/>
        </draw:line>
        <draw:frame draw:style-name="gr4" draw:text-style-name="P4" draw:layer="layout" svg:width="1.709cm" svg:height="0.489cm" draw:transform="rotate (-1.54758344774337) translate (5.368cm 13.901cm)">
          <draw:text-box>
            <text:p><text:span text:style-name="T2">invoicing</text:span></text:p>
          </draw:text-box>
        </draw:frame>
        <draw:line draw:style-name="gr6" draw:text-style-name="P3" draw:layer="layout" svg:x1="6.556cm" svg:y1="13.318cm" svg:x2="6.556cm" svg:y2="16.241cm">
          <text:p/>
        </draw:line>
        <draw:frame draw:style-name="gr4" draw:text-style-name="P4" draw:layer="layout" svg:width="2.04cm" svg:height="0.489cm" draw:transform="rotate (-1.54496545386538) translate (7.077cm 13.7cm)">
          <draw:text-box>
            <text:p><text:span text:style-name="T2">payment</text:span></text:p>
          </draw:text-box>
        </draw:frame>
        <draw:line draw:style-name="gr6" draw:text-style-name="P3" draw:layer="layout" svg:x1="14.462cm" svg:y1="15.859cm" svg:x2="14.462cm" svg:y2="13.319cm">
          <text:p/>
        </draw:line>
        <draw:frame draw:style-name="gr4" draw:text-style-name="P4" draw:layer="layout" svg:width="2.691cm" svg:height="0.489cm" draw:transform="rotate (1.56189514760973) translate (14.589cm 15.982cm)">
          <draw:text-box>
            <text:p><text:span text:style-name="T2">Settlements of funds</text:span></text:p>
          </draw:text-box>
        </draw:frame>
        <draw:custom-shape draw:style-name="gr9" draw:text-style-name="P5" xml:id="id2" draw:id="id2" draw:layer="layout" svg:width="5.715cm" svg:height="1.778cm" svg:x="7.35cm" svg:y="19.415cm">
          <text:p text:style-name="P1"><text:span text:style-name="T3">Card scheme</text:span></text:p>
          <text:p text:style-name="P1"><text:span text:style-name="T3">Setting rules within the network.</text:span></text:p>
          <text:p text:style-name="P1"><text:span text:style-name="T3">Acting as switch and route between Issuer and Acqui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302cm" svg:height="1.905cm" svg:x="12.557cm" svg:y="16.113cm">
          <text:p text:style-name="P1"><text:span text:style-name="T1">Acqui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067cm" svg:y1="16.668cm" svg:x2="11.75cm" svg:y2="16.668cm">
          <text:p/>
        </draw:line>
        <draw:frame draw:style-name="gr4" draw:text-style-name="P4" draw:layer="layout" svg:width="2.921cm" svg:height="0.489cm" svg:x="8.448cm" svg:y="16.052cm">
          <draw:text-box>
            <text:p><text:span text:style-name="T2">Settlement of funds</text:span></text:p>
          </draw:text-box>
        </draw:frame>
        <draw:line draw:style-name="gr5" draw:text-style-name="P3" draw:layer="layout" svg:x1="11.75cm" svg:y1="17.811cm" svg:x2="7.94cm" svg:y2="17.811cm">
          <text:p/>
        </draw:line>
        <draw:frame draw:style-name="gr4" draw:text-style-name="P4" draw:layer="layout" svg:width="2.921cm" svg:height="0.489cm" svg:x="8.449cm" svg:y="17.953cm">
          <draw:text-box>
            <text:p><text:span text:style-name="T2">Interchange fee</text:span></text:p>
          </draw:text-box>
        </draw:frame>
        <draw:connector draw:style-name="gr11" draw:text-style-name="P3" draw:layer="layout" draw:type="curve" svg:x1="5.953cm" svg:y1="18.399cm" svg:x2="7.35cm" svg:y2="20.304cm" draw:start-shape="id1" draw:start-glue-point="8" draw:end-shape="id2" draw:end-glue-point="3" svg:d="M5953 18399c0 1270 465 1905 1397 1905" svg:viewBox="0 0 1398 1906">
          <text:p/>
        </draw:connector>
        <draw:connector draw:style-name="gr11" draw:text-style-name="P3" draw:layer="layout" draw:type="curve" svg:x1="14.208cm" svg:y1="18.018cm" svg:x2="13.065cm" svg:y2="20.304cm" draw:start-shape="id3" draw:start-glue-point="8" draw:end-shape="id2" draw:end-glue-point="1" svg:d="M14208 18018c0 1524-381 2286-1143 2286" svg:viewBox="0 0 1144 2287">
          <text:p/>
        </draw:connector>
      </draw:page>
      <draw:page draw:name="page3" draw:style-name="dp1" draw:master-page-name="Default">
        <draw:custom-shape draw:style-name="gr12" draw:text-style-name="P2" draw:layer="layout" svg:width="3.683cm" svg:height="1.905cm" svg:x="2.397cm" svg:y="10.906cm">
          <text:p text:style-name="P1"><text:span text:style-name="T1">Requirement Decla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3.683cm" svg:height="1.905cm" svg:x="7.296cm" svg:y="10.906cm">
          <text:p text:style-name="P6"><text:span text:style-name="T4">Testing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3.683cm" svg:height="1.905cm" svg:x="12.195cm" svg:y="10.906cm">
          <text:p text:style-name="P1"><text:span text:style-name="T1">Guid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635cm" svg:height="0.254cm" svg:x="6.361cm" svg:y="11.7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8" draw:layer="layout" svg:width="0.635cm" svg:height="0.254cm" svg:x="11.361cm" svg:y="11.7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2:58:39.314251893</meta:creation-date>
    <meta:generator>LibreOffice/6.1.5.2$Linux_X86_64 LibreOffice_project/10$Build-2</meta:generator>
    <dc:date>2019-07-02T14:37:14.379206062</dc:date>
    <meta:editing-duration>PT1H20M15S</meta:editing-duration>
    <meta:editing-cycles>17</meta:editing-cycles>
    <meta:document-statistic meta:object-count="46"/>
  </office:meta>
</office:document-meta>
</file>